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06cm" fo:min-width="3.05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0.955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1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3.556cm" svg:x="1.56cm" svg:y="1.536cm">
          <text:p text:style-name="P1">PATTes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56cm" svg:height="3.556cm" svg:x="8.56cm" svg:y="1.536cm">
          <text:p text:style-name="P1">ItemTe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116cm" svg:y1="3.314cm" svg:x2="8.56cm" svg:y2="3.314cm" draw:start-shape="id1" draw:start-glue-point="1" draw:end-shape="id2" draw:end-glue-point="3" svg:d="M5116 3314h3444" svg:viewBox="0 0 3445 1">
          <text:p/>
        </draw:connector>
        <draw:custom-shape draw:style-name="gr3" draw:text-style-name="P1" draw:layer="layout" svg:width="0.889cm" svg:height="0.889cm" svg:x="5.147cm" svg:y="2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455cm" svg:height="0.954cm" svg:x="7.267cm" svg:y="2.503cm">
          <draw:text-box>
            <text:p>1..*</text:p>
          </draw:text-box>
        </draw:frame>
        <draw:frame draw:style-name="gr4" draw:layer="layout" svg:width="1.455cm" svg:height="0.954cm" svg:x="10.179cm" svg:y="6.815cm">
          <draw:text-box>
            <text:p>1..*</text:p>
          </draw:text-box>
        </draw:frame>
        <draw:custom-shape draw:style-name="gr1" draw:text-style-name="P1" xml:id="id3" draw:id="id3" draw:layer="layout" svg:width="3.556cm" svg:height="3.556cm" svg:x="8.56cm" svg:y="7.636cm">
          <text:p text:style-name="P1">Ite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338cm" svg:y1="7.636cm" svg:x2="10.338cm" svg:y2="5.092cm" draw:start-shape="id3" draw:end-shape="id2" svg:d="M10338 7636v-2544" svg:viewBox="0 0 1 2545">
          <text:p/>
        </draw:connector>
        <draw:custom-shape draw:style-name="gr1" draw:text-style-name="P1" xml:id="id4" draw:id="id4" draw:layer="layout" svg:width="3.556cm" svg:height="3.556cm" svg:x="1.592cm" svg:y="14.633cm">
          <text:p text:style-name="P1">Loa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56cm" svg:height="3.556cm" svg:x="1.564cm" svg:y="7.633cm">
          <text:p text:style-name="P1">LoanListing</text:p>
          <draw:enhanced-geometry svg:viewBox="0 0 21600 21600" draw:type="rectangle" draw:enhanced-path="M 0 0 L 21600 0 21600 21600 0 21600 0 0 Z N"/>
        </draw:custom-shape>
        <draw:frame draw:style-name="gr4" draw:layer="layout" svg:width="1.455cm" svg:height="0.954cm" svg:x="2.081cm" svg:y="11.093cm">
          <draw:text-box>
            <text:p>1..*</text:p>
          </draw:text-box>
        </draw:frame>
        <draw:frame draw:style-name="gr4" draw:layer="layout" svg:width="1.455cm" svg:height="0.954cm" svg:x="7.296cm" svg:y="8.639cm">
          <draw:text-box>
            <text:p>1..*</text:p>
          </draw:text-box>
        </draw:frame>
        <draw:custom-shape draw:style-name="gr3" draw:text-style-name="P1" draw:layer="layout" svg:width="0.889cm" svg:height="0.889cm" svg:x="9.887cm" svg:y="5.1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3.37cm" svg:y1="14.633cm" svg:x2="3.342cm" svg:y2="11.189cm" draw:start-shape="id4" draw:end-shape="id5" svg:d="M3370 14633l-28-3444" svg:viewBox="0 0 29 3445">
          <text:p/>
        </draw:connector>
        <draw:connector draw:style-name="gr2" draw:text-style-name="P1" draw:layer="layout" draw:type="line" svg:x1="5.12cm" svg:y1="9.411cm" svg:x2="8.56cm" svg:y2="9.414cm" draw:start-shape="id5" draw:start-glue-point="1" draw:end-shape="id3" draw:end-glue-point="3" svg:d="M5120 9411l3440 3" svg:viewBox="0 0 3441 4">
          <text:p/>
        </draw:connector>
        <draw:custom-shape draw:style-name="gr3" draw:text-style-name="P1" draw:layer="layout" svg:width="0.889cm" svg:height="0.889cm" svg:x="2.907cm" svg:y="13.7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889cm" svg:height="0.889cm" svg:x="5.135cm" svg:y="8.9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3.556cm" svg:height="3.556cm" svg:x="15.56cm" svg:y="7.636cm">
          <text:p text:style-name="P1">ItemTyp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56cm" svg:y1="9.414cm" svg:x2="12.116cm" svg:y2="9.414cm" draw:start-shape="id6" draw:start-glue-point="3" draw:end-shape="id3" draw:end-glue-point="1" svg:d="M15560 9414h-3444" svg:viewBox="0 0 3445 1">
          <text:p/>
        </draw:connector>
        <draw:custom-shape draw:style-name="gr1" draw:text-style-name="P1" xml:id="id7" draw:id="id7" draw:layer="layout" svg:width="3.556cm" svg:height="3.556cm" svg:x="15.56cm" svg:y="14.636cm">
          <text:p text:style-name="P1">Location</text:p>
          <draw:enhanced-geometry svg:viewBox="0 0 21600 21600" draw:type="rectangle" draw:enhanced-path="M 0 0 L 21600 0 21600 21600 0 21600 0 0 Z N"/>
        </draw:custom-shape>
        <draw:frame draw:style-name="gr6" draw:layer="layout" svg:width="1.455cm" svg:height="0.96cm" svg:x="10.158cm" svg:y="11.099cm">
          <draw:text-box>
            <text:p>1..*</text:p>
          </draw:text-box>
        </draw:frame>
        <draw:connector draw:style-name="gr7" draw:text-style-name="P1" draw:layer="layout" svg:x1="10.338cm" svg:y1="11.192cm" svg:x2="17.338cm" svg:y2="14.636cm" draw:start-shape="id3" draw:start-glue-point="2" draw:end-shape="id7" draw:end-glue-point="0" svg:d="M10338 11192v1722h7000v1722" svg:viewBox="0 0 7001 3445">
          <text:p/>
        </draw:connector>
        <draw:custom-shape draw:style-name="gr3" draw:text-style-name="P1" draw:layer="layout" svg:width="0.889cm" svg:height="0.889cm" svg:x="16.891cm" svg:y="13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layout" svg:width="3.556cm" svg:height="3.556cm" svg:x="8.592cm" svg:y="14.633cm">
          <text:p text:style-name="P1">Custom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592cm" svg:y1="16.411cm" svg:x2="5.148cm" svg:y2="16.411cm" draw:start-shape="id8" draw:start-glue-point="3" draw:end-shape="id4" draw:end-glue-point="1" svg:d="M8592 16411h-3444" svg:viewBox="0 0 3445 1">
          <text:p/>
        </draw:connector>
        <draw:frame draw:style-name="gr8" draw:layer="layout" svg:width="3.22cm" svg:height="0.954cm" svg:x="5.273cm" svg:y="15.605cm">
          <draw:text-box>
            <text:p>Takes out</text:p>
          </draw:text-box>
        </draw:frame>
        <draw:frame draw:style-name="gr9" draw:layer="layout" svg:width="0.853cm" svg:height="0.954cm" svg:x="7.882cm" svg:y="16.393cm">
          <draw:text-box>
            <text:p>1</text:p>
          </draw:text-box>
        </draw:frame>
        <draw:frame draw:style-name="gr4" draw:layer="layout" svg:width="1.455cm" svg:height="0.954cm" svg:x="4.983cm" svg:y="16.393cm">
          <draw:text-box>
            <text:p>1..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3:34:38.196229000</meta:creation-date>
    <dc:date>2014-10-24T12:24:43.149028000</dc:date>
    <meta:editing-duration>PT46M28S</meta:editing-duration>
    <meta:editing-cycles>11</meta:editing-cycles>
    <meta:generator>LibreOffice/4.3.2.2$MacOSX_x86 LibreOffice_project/edfb5295ba211bd31ad47d0bad0118690f76407d</meta:generator>
    <meta:document-statistic meta:object-count="28"/>
  </office:meta>
</office:document-meta>
</file>